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eefdc" officeooo:paragraph-rsid="0020739c"/>
    </style:style>
    <style:style style:name="P2" style:family="paragraph" style:parent-style-name="Standard">
      <style:text-properties style:font-name="Courier 10 Pitch" officeooo:rsid="002eefdc" officeooo:paragraph-rsid="00285b7a"/>
    </style:style>
    <style:style style:name="P3" style:family="paragraph" style:parent-style-name="Standard">
      <style:text-properties style:font-name="Courier 10 Pitch" officeooo:rsid="002eefdc" officeooo:paragraph-rsid="0033e186"/>
    </style:style>
    <style:style style:name="P4" style:family="paragraph" style:parent-style-name="Standard">
      <style:paragraph-properties fo:text-align="end" style:justify-single-word="false"/>
      <style:text-properties style:font-name="Courier 10 Pitch" officeooo:rsid="001f9a7a" officeooo:paragraph-rsid="0020739c"/>
    </style:style>
    <style:style style:name="P5" style:family="paragraph" style:parent-style-name="Standard">
      <style:text-properties style:font-name="Courier 10 Pitch" officeooo:rsid="000f4e9a" officeooo:paragraph-rsid="0020739c"/>
    </style:style>
    <style:style style:name="P6" style:family="paragraph" style:parent-style-name="Standard">
      <style:text-properties style:font-name="Courier 10 Pitch" officeooo:rsid="00124487" officeooo:paragraph-rsid="0020739c"/>
    </style:style>
    <style:style style:name="P7" style:family="paragraph" style:parent-style-name="Standard">
      <style:text-properties style:font-name="Courier 10 Pitch" officeooo:rsid="001cec0c" officeooo:paragraph-rsid="0020739c"/>
    </style:style>
    <style:style style:name="P8" style:family="paragraph" style:parent-style-name="Standard">
      <style:text-properties style:font-name="Courier 10 Pitch" officeooo:rsid="001cec0c" officeooo:paragraph-rsid="00285b7a"/>
    </style:style>
    <style:style style:name="P9" style:family="paragraph" style:parent-style-name="Standard">
      <style:text-properties style:font-name="Courier 10 Pitch" officeooo:rsid="00228e15" officeooo:paragraph-rsid="00228e15"/>
    </style:style>
    <style:style style:name="P10" style:family="paragraph" style:parent-style-name="Standard">
      <style:text-properties style:font-name="Courier 10 Pitch" officeooo:rsid="00228e15" officeooo:paragraph-rsid="00285b7a"/>
    </style:style>
    <style:style style:name="P11" style:family="paragraph" style:parent-style-name="Standard">
      <style:text-properties style:font-name="Courier 10 Pitch" officeooo:rsid="002d99c5" officeooo:paragraph-rsid="002d99c5"/>
    </style:style>
    <style:style style:name="P12" style:family="paragraph" style:parent-style-name="Standard">
      <style:paragraph-properties fo:break-before="page"/>
      <style:text-properties style:font-name="Courier 10 Pitch" officeooo:rsid="001cec0c" officeooo:paragraph-rsid="00285b7a"/>
    </style:style>
    <style:style style:name="T1" style:family="text">
      <style:text-properties officeooo:rsid="0020bfa1"/>
    </style:style>
    <style:style style:name="T2" style:family="text">
      <style:text-properties officeooo:rsid="002f8ec0"/>
    </style:style>
    <style:style style:name="T3" style:family="text">
      <style:text-properties officeooo:rsid="00306d2d"/>
    </style:style>
    <style:style style:name="T4" style:family="text">
      <style:text-properties officeooo:rsid="0031836b"/>
    </style:style>
    <style:style style:name="T5" style:family="text">
      <style:text-properties officeooo:rsid="0031dc12"/>
    </style:style>
    <style:style style:name="T6" style:family="text">
      <style:text-properties officeooo:rsid="00332bd3"/>
    </style:style>
    <style:style style:name="T7" style:family="text">
      <style:text-properties officeooo:rsid="00339caa"/>
    </style:style>
    <style:style style:name="T8" style:family="text">
      <style:text-properties officeooo:rsid="0033e186"/>
    </style:style>
    <style:style style:name="T9" style:family="text">
      <style:text-properties officeooo:rsid="00367aa6"/>
    </style:style>
    <style:style style:name="T10" style:family="text">
      <style:text-properties officeooo:rsid="003c5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 - <text:s text:c="7"/></text:p>
      <text:p text:style-name="P5"/>
      <text:p text:style-name="P5">Experiment – <text:span text:style-name="T1">2</text:span></text:p>
      <text:p text:style-name="P11">Remote Method Invocation <text:span text:style-name="T2">(RMI)</text:span></text:p>
      <text:p text:style-name="P6"/>
      <text:p text:style-name="P7">Program – 1</text:p>
      <text:p text:style-name="P7"/>
      <text:p text:style-name="P1">AIM :</text:p>
      <text:p text:style-name="P1"><text:tab/><text:span text:style-name="T3">To write a Java program to impleent Client Server communication using RPC.</text:span></text:p>
      <text:p text:style-name="P9"/>
      <text:p text:style-name="P9">PROGRAM 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Program – <text:span text:style-name="T4">2</text:span></text:p>
      <text:p text:style-name="P8"/>
      <text:p text:style-name="P2">AIM :</text:p>
      <text:p text:style-name="P2"><text:tab/><text:span text:style-name="T5">To implement Remote command execution using RMI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Program – <text:span text:style-name="T6">3</text:span></text:p>
      <text:p text:style-name="P8"/>
      <text:p text:style-name="P2">AIM :</text:p>
      <text:p text:style-name="P2"><text:tab/><text:span text:style-name="T7">To create RMI to calculate factorial of given number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8">Program – <text:span text:style-name="T8">4</text:span></text:p>
      <text:p text:style-name="P8"/>
      <text:p text:style-name="P2">AIM :</text:p>
      <text:p text:style-name="P3"><text:tab/><text:span text:style-name="T7">To create RMI to perform arithmetic operations using RMI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ogram – <text:span text:style-name="T9">5</text:span></text:p>
      <text:p text:style-name="P8"/>
      <text:p text:style-name="P2">AIM :</text:p>
      <text:p text:style-name="P2"><text:tab/><text:span text:style-name="T10">Implement Domain name server : It converts IP address for given textual name.</text:span></text:p>
      <text:p text:style-name="P2"/>
      <text:p text:style-name="P10">PROGRAM :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49:33.242232754</meta:creation-date>
    <meta:generator>LibreOffice/5.1.6.2$Linux_X86_64 LibreOffice_project/10m0$Build-2</meta:generator>
    <dc:date>2019-02-13T12:54:21.054951658</dc:date>
    <meta:editing-duration>PT4M38S</meta:editing-duration>
    <meta:editing-cycles>18</meta:editing-cycles>
    <meta:document-statistic meta:table-count="0" meta:image-count="0" meta:object-count="0" meta:page-count="3" meta:paragraph-count="23" meta:word-count="88" meta:character-count="497" meta:non-whitespace-character-count="413"/>
  </office:meta>
</office:document-meta>
</file>